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4736in"/>
    </style:style>
    <style:style style:name="TableColumn3" style:family="table-column">
      <style:table-column-properties style:column-width="6.4805in"/>
    </style:style>
    <style:style style:name="TableColumn4" style:family="table-column">
      <style:table-column-properties style:column-width="1.732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61" style:family="table-row">
      <style:table-row-properties/>
    </style:style>
    <style:style style:name="TableCell62" style:family="table-cell">
      <style:table-cell-properties fo:border="0.0069in solid #BFBFBF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64" style:family="table-cell">
      <style:table-cell-properties fo:border="0.0069in solid #BFBFBF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68" style:family="table-row">
      <style:table-row-properties/>
    </style:style>
    <style:style style:name="TableCell6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7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75" style:family="table-row">
      <style:table-row-properties/>
    </style:style>
    <style:style style:name="TableCell76" style:family="table-cell">
      <style:table-cell-properties fo:border="0.0069in solid #BFBFBF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78" style:family="table-cell">
      <style:table-cell-properties fo:border="0.0069in solid #BFBFBF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80" style:family="table-cell">
      <style:table-cell-properties fo:border="0.0069in solid #BFBFBF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82" style:family="table-row">
      <style:table-row-properties/>
    </style:style>
    <style:style style:name="TableCell8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8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8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89" style:family="table-row">
      <style:table-row-properties/>
    </style:style>
    <style:style style:name="TableCell90" style:family="table-cell">
      <style:table-cell-properties fo:border="0.0069in solid #BFBFBF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92" style:family="table-cell">
      <style:table-cell-properties fo:border="0.0069in solid #BFBFBF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94" style:family="table-cell">
      <style:table-cell-properties fo:border="0.0069in solid #BFBFBF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96" style:family="table-row">
      <style:table-row-properties/>
    </style:style>
    <style:style style:name="TableCell9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9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10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103" style:family="table-row">
      <style:table-row-properties/>
    </style:style>
    <style:style style:name="TableCell104" style:family="table-cell">
      <style:table-cell-properties fo:border="0.0069in solid #BFBFBF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06" style:family="table-cell">
      <style:table-cell-properties fo:border="0.0069in solid #BFBFBF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108" style:family="table-cell">
      <style:table-cell-properties fo:border="0.0069in solid #BFBFBF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110" style:family="table-row">
      <style:table-row-properties/>
    </style:style>
    <style:style style:name="TableCell11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1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117" style:family="table-row">
      <style:table-row-properties/>
    </style:style>
    <style:style style:name="TableCell118" style:family="table-cell">
      <style:table-cell-properties fo:border="0.0069in solid #BFBFBF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20" style:family="table-cell">
      <style:table-cell-properties fo:border="0.0069in solid #BFBFBF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122" style:family="table-cell">
      <style:table-cell-properties fo:border="0.0069in solid #BFBFBF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fo:font-size="14pt" style:font-size-asian="14pt" style:font-size-complex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Uploaded</text:p>
          </table:table-cell>
          <table:table-cell table:style-name="TableCell15">
            <text:p text:style-name="P16">Uploaded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Published</text:p>
          </table:table-cell>
          <table:table-cell table:style-name="TableCell22">
            <text:p text:style-name="P23">Published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Hidden</text:p>
          </table:table-cell>
          <table:table-cell table:style-name="TableCell29">
            <text:p text:style-name="P30">Hidden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Removed</text:p>
          </table:table-cell>
          <table:table-cell table:style-name="TableCell36">
            <text:p text:style-name="P37">Removed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Active</text:p>
          </table:table-cell>
          <table:table-cell table:style-name="TableCell43">
            <text:p text:style-name="P44">Active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Inactive</text:p>
          </table:table-cell>
          <table:table-cell table:style-name="TableCell50">
            <text:p text:style-name="P51">Inactive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EmailNotProvided</text:p>
          </table:table-cell>
          <table:table-cell table:style-name="TableCell57">
            <text:p text:style-name="P58">Email not provided.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PasswordNotProvided</text:p>
          </table:table-cell>
          <table:table-cell table:style-name="TableCell64">
            <text:p text:style-name="P65">Password not provided.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WrongPassword</text:p>
          </table:table-cell>
          <table:table-cell table:style-name="TableCell71">
            <text:p text:style-name="P72">Wrong password.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UserNotFound</text:p>
          </table:table-cell>
          <table:table-cell table:style-name="TableCell78">
            <text:p text:style-name="P79">Mail not found.</text:p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OldNotProvided</text:p>
          </table:table-cell>
          <table:table-cell table:style-name="TableCell85">
            <text:p text:style-name="P86">Old password not provided.</text:p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NewNotProvided</text:p>
          </table:table-cell>
          <table:table-cell table:style-name="TableCell92">
            <text:p text:style-name="P93">New password not provided.</text:p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CompareNotProvided</text:p>
          </table:table-cell>
          <table:table-cell table:style-name="TableCell99">
            <text:p text:style-name="P100">Compare password not provided.</text:p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PasswordDoNotMatch</text:p>
          </table:table-cell>
          <table:table-cell table:style-name="TableCell106">
            <text:p text:style-name="P107">Passwords do not match.</text:p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>WrongOldPassword</text:p>
          </table:table-cell>
          <table:table-cell table:style-name="TableCell113">
            <text:p text:style-name="P114">Wrong existing password.</text:p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BlogOwnerCannotBeDeleted</text:p>
          </table:table-cell>
          <table:table-cell table:style-name="TableCell120">
            <text:p text:style-name="P121">Blog owner cannot be deleted.</text:p>
          </table:table-cell>
          <table:table-cell table:style-name="TableCell122">
            <text:p text:style-name="P12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4:00Z</meta:creation-date>
    <dc:date>2018-10-12T10:16:00Z</dc:date>
    <meta:template xlink:href="Normal.dotm" xlink:type="simple"/>
    <meta:editing-cycles>10</meta:editing-cycles>
    <meta:editing-duration>PT240S</meta:editing-duration>
    <meta:document-statistic meta:page-count="1" meta:paragraph-count="1" meta:word-count="82" meta:character-count="579" meta:row-count="4" meta:non-whitespace-character-count="498"/>
  </office:meta>
</office:document-meta>
</file>